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2.629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outline1">
      <style:graphic-properties draw:auto-grow-height="true" draw:fit-to-size="false" style:shrink-to-fit="false" fo:min-height="0cm" loext:decorative="false"/>
      <style:paragraph-properties style:writing-mode="lr-tb"/>
    </style:style>
    <style:style style:name="P1" style:family="paragraph">
      <style:paragraph-properties fo:margin-left="1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000000" loext:opacity="100%" style:font-name="Consolas" style:font-name-complex="Consolas" style:font-size-complex="18pt"/>
    </style:style>
    <style:style style:name="P6" style:family="paragraph">
      <style:text-properties style:font-name="Liberation Sans" fo:font-size="24pt" fo:font-style="italic" style:letter-kerning="true" style:font-name-asian="Noto Sans CJK SC" style:font-size-asian="24pt" style:font-style-asian="italic" style:font-name-complex="Noto Sans Devanagari2" style:font-size-complex="24pt" style:font-style-complex="italic"/>
    </style:style>
    <style:style style:name="P7" style:family="paragraph">
      <style:text-properties style:use-window-font-color="true" loext:opacity="0%" style:font-name="Liberation Sans" fo:font-size="24pt" fo:font-style="italic" style:letter-kerning="true" style:font-name-asian="Noto Sans CJK SC" style:font-size-asian="24pt" style:font-style-asian="italic" style:font-name-complex="Noto Sans Devanagari2" style:font-size-complex="24pt" style:font-style-complex="italic"/>
    </style:style>
    <style:style style:name="P8" style:family="paragraph"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1pt" style:font-size-asian="16pt" style:font-size-complex="16pt"/>
    </style:style>
    <style:style style:name="T2" style:family="text">
      <style:text-properties fo:font-size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loext:opacity="0%" style:font-name="Liberation Sans" fo:font-size="24pt" style:font-size-asian="24pt" style:font-name-complex="Noto Sans Devanagari2" style:font-size-complex="24pt"/>
    </style:style>
    <style:style style:name="T6" style:family="text">
      <style:text-properties style:use-window-font-color="true" loext:opacity="0%" style:font-name="Liberation Sans" fo:font-size="24pt" fo:font-style="italic" style:font-size-asian="24pt" style:font-style-asian="italic" style:font-name-complex="Noto Sans Devanagari2" style:font-size-complex="24pt" style:font-style-complex="italic"/>
    </style:style>
    <style:style style:name="T7" style:family="text">
      <style:text-properties style:use-window-font-color="true" loext:opacity="0%" style:font-name="Liberation Sans" fo:font-size="20pt" style:font-size-asian="20pt" style:font-name-complex="Noto Sans Devanagari2" style:font-size-complex="20pt"/>
    </style:style>
    <style:style style:name="T8" style:family="text">
      <style:text-properties style:use-window-font-color="true" loext:opacity="0%" style:font-name="Liberation Sans" fo:font-size="20pt" fo:font-style="italic" style:font-size-asian="20pt" style:font-style-asian="italic" style:font-name-complex="Noto Sans Devanagari2" style:font-size-complex="20pt" style:font-style-complex="italic"/>
    </style:style>
    <style:style style:name="T9" style:family="text">
      <style:text-properties style:use-window-font-color="true" loext:opacity="0%" style:font-name="Liberation Sans" fo:font-size="16pt" fo:font-style="italic" style:font-size-asian="16pt" style:font-style-asian="italic" style:font-name-complex="Noto Sans Devanagari2" style:font-size-complex="16pt" style:font-style-complex="italic"/>
    </style:style>
    <style:style style:name="T10" style:family="text">
      <style:text-properties fo:color="#000000" loext:opacity="100%" style:font-name="Consolas" fo:font-size="20pt" style:font-size-asian="20pt" style:font-name-complex="Consolas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nfigurazioni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Tipi di chunking:</text:span></text:p>
            <text:p text:style-name="P1"><text:span text:style-name="T2"/></text:p>
            <text:list text:style-name="L2">
              <text:list-item>
                <text:p text:style-name="P1"><text:span text:style-name="T1">Per pagine (già visto finora)</text:span></text:p>
              </text:list-item>
              <text:list-item>
                <text:p text:style-name="P1"><text:span text:style-name="T1">A dimensione fissa di token: 384 e 256 token con eventuale padding</text:span></text:p>
              </text:list-item>
              <text:list-item>
                <text:p text:style-name="P1"><text:span text:style-name="T1">Semantico: separazione del testo laddove certe proprietà matematiche applicate agli embedding (vettori) sono soddisfatte. Diversi tipi: percentile, interquartile, con deviazione standard o con gradiente.</text:span></text:p>
                <text:p text:style-name="P1"><text:span text:style-name="T2"/></text:p>
              </text:list-item>
            </text:list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Configurazioni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4"><text:span text:style-name="T3">Modelli di embedding:</text:span></text:p>
            <text:list text:style-name="L3">
              <text:list-header>
                <text:p text:style-name="P4"><text:span text:style-name="T3"/></text:p>
              </text:list-header>
              <text:list-item>
                <text:p text:style-name="P4"><text:span text:style-name="T3">MPNET base v2 (109M parametri)</text:span></text:p>
              </text:list-item>
              <text:list-item>
                <text:p text:style-name="P4"><text:span text:style-name="T3">MiniLM L6 v2 (23M parametri)</text:span></text:p>
              </text:list-item>
              <text:list-item>
                <text:p text:style-name="P4"><text:span text:style-name="T3">MiniLM L12 v2 (33M parametri)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Dataset di valutazione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4"><text:span text:style-name="T3">È composto da 28 domande e risposte, assunte come ground truth, generate da un modello LLM (Mixtral).</text:span></text:p>
            <text:p text:style-name="P4"><text:span text:style-name="T3"/></text:p>
            <text:p text:style-name="P4"><text:span text:style-name="T3">Viene effettuata una tokenizzazione del database (2000 token per chunk); quindi, viene selezionato a caso un chunk e l’LLM genera una coppia domanda-risposta. </text:span></text:p>
            <text:p text:style-name="P4"><text:span text:style-name="T3"/></text:p>
            <text:p text:style-name="P4"><text:span text:style-name="T3">La validità delle ground truth è stata verificata manualment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Dataset di valutazione</text:p>
          </draw:text-box>
        </draw:frame>
        <draw:frame presentation:style-name="pr5" draw:text-style-name="P4" draw:layer="layout" svg:width="25.199cm" svg:height="11.815cm" svg:x="1.4cm" svg:y="3.685cm" presentation:class="outline" presentation:user-transformed="true">
          <draw:text-box>
            <text:p text:style-name="P4"><text:span text:style-name="T4">Alcune domande e risposte:</text:span></text:p>
            <text:p text:style-name="P4"><text:span text:style-name="T3"/></text:p>
            <text:p text:style-name="P5"><text:span text:style-name="T5">Q: </text:span><text:span text:style-name="T6">What is the net promoter score in Italy in 2018? </text:span></text:p>
            <text:p text:style-name="P5"><text:span text:style-name="T5">A: </text:span><text:span text:style-name="T6">The net promoter score in 2018 is 31% for dental clinics and 38% for dental laboratories.</text:span><text:span text:style-name="T5"> </text:span></text:p>
            <text:p text:style-name="P5"><text:span text:style-name="T7"/></text:p>
            <text:p text:style-name="P5"><text:span text:style-name="T5">Q: </text:span><text:span text:style-name="T6">What is the net promoter score in Italy in 2018? </text:span></text:p>
            <text:p text:style-name="P5"><text:span text:style-name="T5">A: </text:span><text:span text:style-name="T6">The net promoter score in 2018 is 31% for dental clinics and 38% for dental laboratories. </text:span></text:p>
            <text:p text:style-name="P5"><text:span text:style-name="T7"/></text:p>
            <text:p text:style-name="P5"><text:span text:style-name="T5">Q: </text:span><text:span text:style-name="T6">What is the most used intraoral scanner brand? (*) </text:span></text:p>
            <text:p text:style-name="P5"><text:span text:style-name="T5">A: </text:span><text:span text:style-name="T6">3Shape is the most used intraoral scanner brand.</text:span></text:p>
            <text:p text:style-name="P5"><text:span text:style-name="T8"/></text:p>
            <text:p text:style-name="P5"><text:span text:style-name="T8"/></text:p>
            <text:p text:style-name="P5"><text:span text:style-name="T9">(la capacità di riconoscere la dimensione spaziale e temporale dai documenti sarà oggetto di ricerca.)</text:span></text:p>
            <text:p text:style-name="P5"><text:span text:style-name="T8"/></text:p>
            <text:p text:style-name="P5"><text:span text:style-name="T8"/></text:p>
            <text:p text:style-name="P5"><text:span text:style-name="T7"/></text:p>
            <text:p text:style-name="P5"><text:span text:style-name="T10"/></text:p>
            <text:p text:style-name="P5"><text:span text:style-name="T10"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Dataset di valutazione</text:p>
          </draw:text-box>
        </draw:frame>
        <draw:frame presentation:style-name="pr6" draw:text-style-name="P8" draw:layer="layout" svg:width="25.199cm" svg:height="11.273cm" svg:x="1.4cm" svg:y="3.685cm" presentation:class="outline" presentation:user-transformed="true">
          <draw:text-box>
            <text:p text:style-name="P6"><text:s/><text:span text:style-name="T11">Q: What is the main reason why dental professionals are not willing to purchase an intra-oral scanner within 2 years? </text:span></text:p>
            <text:p text:style-name="P6"><text:span text:style-name="T11">A: The main reason why dental professionals are not willing to purchase an intra-oral scanner within 2 years is the price, followed by the lack of need and the preference for the traditional method. </text:span></text:p>
            <text:p text:style-name="P6"/>
            <text:p text:style-name="P7"><text:span text:style-name="T11">Q: What is the most recommended ios brand in dental labs in Europe? </text:span></text:p>
            <text:p text:style-name="P7"><text:span text:style-name="T11">A: 3shape</text:span></text:p>
            <text:p text:style-name="P7"/>
            <text:p text:style-name="P7"><text:span text:style-name="T11">Q: What is the penetration of dental scanners in the sample of dental laboratories? </text:span></text:p>
            <text:p text:style-name="P6"><text:span text:style-name="T11">A: The penetration of dental scanners in the sample of dental laboratories is 84%. .</text:span></text:p>
            <text:p text:style-name="P7"><text:span text:style-name="T12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RAGAS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p><text:span text:style-name="T3">RAG ASsessment è un popolare framework per la valutazione dei sistemi RAG, sia della fase di retrieve che di generazione.</text:span></text:p>
            <text:p><text:span text:style-name="T3"/></text:p>
            <text:p><text:span text:style-name="T3">Fornisce punteggi nell’intervallo [0,1] sulle seguenti metriche:</text:span></text:p>
            <text:list text:style-name="L3">
              <text:list-item>
                <text:p><text:span text:style-name="T3">Context precision: proporzione dei chunk rilevanti per formulare la risposta rispetto a tutto il contesto</text:span></text:p>
              </text:list-item>
              <text:list-item>
                <text:p><text:span text:style-name="T3">Faithfulness: fedeltà della risposta generata rispetto al contesto</text:span></text:p>
              </text:list-item>
              <text:list-item>
                <text:p><text:span text:style-name="T3">Answer relevancy: misura pertinenza e ridondanza della risposta rispetto alla query</text:span></text:p>
              </text:list-item>
              <text:list-item>
                <text:p><text:span text:style-name="T3">Context recall: proporzione di documenti rilevanti sono stati tenuti in conto per formulare la risposta</text:span></text:p>
              </text:list-item>
              <text:list-item>
                <text:p><text:span text:style-name="T3">Answer correctness: quanto simile è la risposta generata alla ground truth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F" style:font-family-generic-asian="roman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ratteri_20_di_20_numerazione" style:display-name="Caratteri di numerazione" style:family="graphic">
      <style:paragraph-properties style:text-autospace="none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01:42.733390553</meta:creation-date>
    <dc:date>2024-12-02T12:53:00.858163611</dc:date>
    <meta:editing-duration>PT10M17S</meta:editing-duration>
    <meta:editing-cycles>1</meta:editing-cycles>
    <meta:document-statistic meta:object-count="45"/>
    <meta:generator>LibreOffice/24.8.3.2$Linux_X86_64 LibreOffice_project/480$Build-2</meta:generator>
  </office:meta>
</office:document-meta>
</file>